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" style:family="paragraph" style:parent-style-name="List_20_Paragraph">
      <style:paragraph-properties style:line-height-at-least="0cm"/>
      <style:text-properties style:font-name="Arial" fo:font-size="12pt" fo:language="en" fo:country="US" style:font-name-asian="Times New Roman1" style:font-size-asian="12pt" style:font-size-complex="12pt"/>
    </style:style>
    <style:style style:name="P3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4" style:family="paragraph" style:parent-style-name="List_20_Paragraph">
      <style:paragraph-properties fo:margin-left="0.635cm" fo:margin-right="0cm" style:line-height-at-least="0cm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5" style:family="paragraph" style:parent-style-name="List_20_Paragraph">
      <style:paragraph-properties fo:margin-left="1.397cm" fo:margin-right="0cm" style:line-height-at-least="0cm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6" style:family="paragraph" style:parent-style-name="List_20_Paragraph">
      <style:paragraph-properties fo:margin-left="1.397cm" fo:margin-right="0cm" style:line-height-at-least="0cm" fo:text-indent="0cm" style:auto-text-indent="false"/>
    </style:style>
    <style:style style:name="P7" style:family="paragraph" style:parent-style-name="List_20_Paragraph">
      <style:paragraph-properties fo:margin-left="2.032cm" fo:margin-right="0cm" style:line-height-at-least="0cm" fo:text-indent="0cm" style:auto-text-indent="false"/>
    </style:style>
    <style:style style:name="P8" style:family="paragraph" style:parent-style-name="List_20_Paragraph">
      <style:paragraph-properties fo:margin-left="2.032cm" fo:margin-right="0cm" style:line-height-at-least="0cm" fo:text-indent="0cm" style:auto-text-indent="false"/>
      <style:text-properties officeooo:paragraph-rsid="0019afa6"/>
    </style:style>
    <style:style style:name="P9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Times New Roman" fo:font-size="15pt" fo:language="en" fo:country="US" style:font-name-asian="Times New Roman1" style:font-size-asian="15pt" style:font-name-complex="Times New Roman1" style:font-size-complex="15pt"/>
    </style:style>
    <style:style style:name="P10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1" style:family="paragraph" style:parent-style-name="Standard">
      <style:paragraph-properties fo:line-height="0.353cm"/>
      <style:text-properties style:font-name="Times New Roman" fo:font-size="12pt" style:font-name-asian="Times New Roman1" style:font-size-asian="12pt"/>
    </style:style>
    <style:style style:name="P12" style:family="paragraph" style:parent-style-name="Standard">
      <style:paragraph-properties fo:line-height="0.385cm"/>
      <style:text-properties style:font-name="Times New Roman" fo:font-size="12pt" style:font-name-asian="Times New Roman1" style:font-size-asian="12pt"/>
    </style:style>
    <style:style style:name="P13" style:family="paragraph" style:parent-style-name="Standard">
      <style:paragraph-properties fo:line-height="0.067cm"/>
      <style:text-properties style:font-name="Times New Roman" fo:font-size="12pt" style:font-name-asian="Times New Roman1" style:font-size-asian="12pt"/>
    </style:style>
    <style:style style:name="P14" style:family="paragraph" style:parent-style-name="Standard">
      <style:paragraph-properties fo:line-height="0.654cm"/>
      <style:text-properties style:font-name="Times New Roman" fo:font-size="12pt" style:font-name-asian="Times New Roman1" style:font-size-asian="12pt"/>
    </style:style>
    <style:style style:name="P15" style:family="paragraph" style:parent-style-name="Standard">
      <style:paragraph-properties fo:line-height="0.071cm"/>
      <style:text-properties style:font-name="Times New Roman" fo:font-size="12pt" style:font-name-asian="Times New Roman1" style:font-size-asian="12pt"/>
    </style:style>
    <style:style style:name="P16" style:family="paragraph" style:parent-style-name="Standard">
      <style:paragraph-properties style:line-height-at-least="0cm" fo:text-align="end" style:justify-single-word="false"/>
      <style:text-properties style:font-name="Times New Roman" fo:font-size="14pt" style:font-name-asian="Times New Roman1" style:font-size-asian="14pt"/>
    </style:style>
    <style:style style:name="P17" style:family="paragraph" style:parent-style-name="Standard">
      <style:paragraph-properties style:line-height-at-least="0cm" fo:text-align="justify" style:justify-single-word="false"/>
      <style:text-properties style:font-name="Times New Roman" fo:font-size="14pt" style:font-name-asian="Times New Roman1" style:font-size-asian="14pt"/>
    </style:style>
    <style:style style:name="P18" style:family="paragraph" style:parent-style-name="Standard">
      <style:paragraph-properties style:line-height-at-least="0cm"/>
    </style:style>
    <style:style style:name="P19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3.5pt" style:font-name-asian="Times New Roman1" style:font-size-asian="13.5pt"/>
    </style:style>
    <style:style style:name="P20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officeooo:paragraph-rsid="001985fc"/>
    </style:style>
    <style:style style:name="P22" style:family="paragraph" style:parent-style-name="Standard">
      <style:paragraph-properties fo:margin-top="0cm" fo:margin-bottom="0.282cm" loext:contextual-spacing="false" fo:line-height="108%"/>
      <style:text-properties style:font-name="Times New Roman" fo:font-size="15pt" fo:language="en" fo:country="US" style:font-name-asian="Times New Roman1" style:font-size-asian="15pt" style:font-name-complex="Times New Roman1" style:font-size-complex="15pt"/>
    </style:style>
    <style:style style:name="P23" style:family="paragraph" style:parent-style-name="Standard" style:master-page-name="Standard">
      <style:paragraph-properties fo:margin-left="0.494cm" fo:margin-right="1.094cm" fo:line-height="105%" fo:text-align="center" style:justify-single-word="false" fo:text-indent="0cm" style:auto-text-indent="false" style:page-number="auto"/>
      <style:text-properties style:font-name="Times New Roman" fo:font-size="14pt" style:font-name-asian="Times New Roman1" style:font-size-asian="14pt"/>
    </style:style>
    <style:style style:name="P24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  <style:text-properties style:font-name="Times New Roman" fo:font-size="14pt" style:font-name-asian="Times New Roman1" style:font-size-asian="14pt"/>
    </style:style>
    <style:style style:name="P25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  <style:text-properties style:font-name="Times New Roman" fo:font-size="13.5pt" style:font-name-asian="Times New Roman1" style:font-size-asian="13.5pt"/>
    </style:style>
    <style:style style:name="P26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style:font-name="Times New Roman" fo:font-size="14pt" officeooo:paragraph-rsid="001985fc" style:font-name-asian="Times New Roman1" style:font-size-asian="14pt"/>
    </style:style>
    <style:style style:name="P27" style:family="paragraph" style:parent-style-name="Standard">
      <style:paragraph-properties style:line-height-at-least="0cm" fo:text-align="end" style:justify-single-word="false"/>
      <style:text-properties style:font-name="Times New Roman" fo:font-size="14pt" officeooo:paragraph-rsid="001985fc" style:font-name-asian="Times New Roman1" style:font-size-asian="14pt"/>
    </style:style>
    <style:style style:name="P28" style:family="paragraph" style:parent-style-name="Standard" style:master-page-name="Converted1">
      <style:paragraph-properties style:line-height-at-least="0cm" fo:text-align="center" style:justify-single-word="false" style:page-number="auto"/>
    </style:style>
    <style:style style:name="P29" style:family="paragraph" style:parent-style-name="List_20_Paragraph">
      <style:paragraph-properties style:line-height-at-least="0cm"/>
      <style:text-properties style:font-name="Arial" fo:font-size="12pt" fo:language="en" fo:country="US" style:font-name-asian="Times New Roman1" style:font-size-asian="12pt" style:font-size-complex="12pt"/>
    </style:style>
    <style:style style:name="P30" style:family="paragraph" style:parent-style-name="List_20_Paragraph" style:list-style-name="WWNum4">
      <style:paragraph-properties style:line-height-at-least="0cm"/>
    </style:style>
    <style:style style:name="P31" style:family="paragraph" style:parent-style-name="List_20_Paragraph" style:list-style-name="WWNum5">
      <style:paragraph-properties style:line-height-at-least="0cm"/>
    </style:style>
    <style:style style:name="P32" style:family="paragraph" style:parent-style-name="List_20_Paragraph" style:list-style-name="WWNum7">
      <style:paragraph-properties style:line-height-at-least="0cm"/>
    </style:style>
    <style:style style:name="P33" style:family="paragraph" style:parent-style-name="List_20_Paragraph" style:list-style-name="WWNum5">
      <style:paragraph-properties style:line-height-at-least="0cm"/>
      <style:text-properties style:font-name="Times New Roman" fo:font-size="15pt" fo:font-style="italic" style:font-name-asian="Times New Roman1" style:font-size-asian="15pt" style:font-style-asian="italic" style:font-name-complex="Times New Roman1" style:font-size-complex="15pt" style:font-style-complex="italic"/>
    </style:style>
    <style:style style:name="P34" style:family="paragraph" style:parent-style-name="List_20_Paragraph" style:list-style-name="WWNum4">
      <style:paragraph-properties style:line-height-at-least="0cm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35" style:family="paragraph" style:parent-style-name="List_20_Paragraph" style:list-style-name="WWNum4">
      <style:paragraph-properties fo:margin-left="0.635cm" fo:margin-right="0cm" fo:text-indent="-0.63cm" style:auto-text-indent="false"/>
    </style:style>
    <style:style style:name="P36" style:family="paragraph" style:parent-style-name="List_20_Paragraph" style:list-style-name="WWNum6">
      <style:paragraph-properties fo:margin-left="1.27cm" fo:margin-right="0cm" fo:text-indent="-0.63cm" style:auto-text-indent="false"/>
    </style:style>
    <style:style style:name="P37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Arial" fo:font-size="12pt" fo:language="en" fo:country="US" style:font-name-asian="Times New Roman1" style:font-size-asian="12pt" style:font-size-complex="12pt"/>
    </style:style>
    <style:style style:name="P38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Arial" fo:font-size="12pt" fo:language="en" fo:country="US" officeooo:paragraph-rsid="0019afa6" style:font-name-asian="Times New Roman1" style:font-size-asian="12pt" style:font-size-complex="12pt"/>
    </style:style>
    <style:style style:name="P39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Arial" fo:font-size="12pt" fo:language="en" fo:country="US" officeooo:rsid="001b2614" officeooo:paragraph-rsid="001b2614" style:font-name-asian="Times New Roman1" style:font-size-asian="12pt" style:font-size-complex="12pt"/>
    </style:style>
    <style:style style:name="P40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Arial" fo:font-size="12pt" style:font-name-asian="Times New Roman1" style:font-size-asian="12pt" style:font-size-complex="12pt"/>
    </style:style>
    <style:style style:name="P41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Arial" fo:font-size="12pt" officeooo:rsid="001b2614" officeooo:paragraph-rsid="001b2614" style:font-name-asian="Times New Roman1" style:font-size-asian="12pt" style:font-size-complex="12pt"/>
    </style:style>
    <style:style style:name="P42" style:family="paragraph" style:parent-style-name="List_20_Paragraph">
      <style:paragraph-properties fo:margin-left="2.032cm" fo:margin-right="0cm" style:line-height-at-least="0cm" fo:text-indent="0cm" style:auto-text-indent="false"/>
      <style:text-properties fo:language="en" fo:country="US"/>
    </style:style>
    <style:style style:name="P43" style:family="paragraph" style:parent-style-name="List_20_Paragraph" style:list-style-name="WWNum4">
      <style:paragraph-properties style:line-height-at-least="0cm" fo:break-before="page"/>
    </style:style>
    <style:style style:name="P44" style:family="paragraph" style:parent-style-name="List_20_Paragraph" style:list-style-name="WWNum5">
      <style:paragraph-properties style:line-height-at-least="0cm" fo:break-before="page"/>
    </style:style>
    <style:style style:name="P45" style:family="paragraph" style:parent-style-name="List_20_Paragraph">
      <style:paragraph-properties fo:margin-left="1.397cm" fo:margin-right="0cm" style:line-height-at-least="0cm" fo:text-indent="0cm" style:auto-text-indent="false"/>
    </style:style>
    <style:style style:name="T1" style:family="text">
      <style:text-properties style:font-name="Times New Roman" fo:font-size="14pt" style:font-name-asian="Times New Roman1" style:font-size-asian="14pt"/>
    </style:style>
    <style:style style:name="T2" style:family="text">
      <style:text-properties style:font-name="Times New Roman" fo:font-size="14pt" style:font-name-asian="Times New Roman1" style:font-size-asian="14pt" style:language-asian="zh" style:country-asian="CN"/>
    </style:style>
    <style:style style:name="T3" style:family="text">
      <style:text-properties style:font-name="Times New Roman" fo:font-size="14pt" officeooo:rsid="001985fc" style:font-name-asian="Times New Roman1" style:font-size-asian="14pt"/>
    </style:style>
    <style:style style:name="T4" style:family="text">
      <style:text-properties style:font-name="Times New Roman" fo:font-size="14pt" officeooo:rsid="0019afa6" style:font-name-asian="Times New Roman1" style:font-size-asian="14pt"/>
    </style:style>
    <style:style style:name="T5" style:family="text">
      <style:text-properties style:font-name="Times New Roman" fo:font-size="14pt" officeooo:rsid="0019afa6" style:font-name-asian="Times New Roman1" style:font-size-asian="14pt" style:language-asian="ru" style:country-asian="RU" style:font-name-complex="Arial1" style:font-size-complex="10pt"/>
    </style:style>
    <style:style style:name="T6" style:family="text">
      <style:text-properties style:font-name="Times New Roman" fo:font-size="14pt" fo:language="en" fo:country="US" style:font-name-asian="Times New Roman1" style:font-size-asian="14pt"/>
    </style:style>
    <style:style style:name="T7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10" style:family="text">
      <style:text-properties style:font-name="Times New Roman" fo:font-size="15pt" fo:language="en" fo:country="US" style:font-name-asian="Times New Roman1" style:font-size-asian="15pt" style:font-name-complex="Times New Roman1" style:font-size-complex="15pt"/>
    </style:style>
    <style:style style:name="T11" style:family="text">
      <style:text-properties style:font-name="Times New Roman" fo:font-size="15pt" fo:language="en" fo:country="US" officeooo:rsid="001b2614" style:font-name-asian="Times New Roman1" style:font-size-asian="15pt" style:font-name-complex="Times New Roman1" style:font-size-complex="15pt"/>
    </style:style>
    <style:style style:name="T12" style:family="text">
      <style:text-properties style:font-name="Times New Roman" fo:font-size="15pt" fo:language="en" fo:country="US" officeooo:rsid="0019afa6" style:font-name-asian="Times New Roman1" style:font-size-asian="15pt" style:language-asian="ru" style:country-asian="RU" style:font-name-complex="Times New Roman1" style:font-size-complex="15pt"/>
    </style:style>
    <style:style style:name="T13" style:family="text">
      <style:text-properties style:font-name="Times New Roman" fo:font-size="15pt" fo:language="en" fo:country="US" fo:font-style="italic" style:font-name-asian="Times New Roman1" style:font-size-asian="15pt" style:font-style-asian="italic" style:font-name-complex="Times New Roman1" style:font-size-complex="15pt" style:font-style-complex="italic"/>
    </style:style>
    <style:style style:name="T14" style:family="text">
      <style:text-properties style:font-name="Times New Roman" fo:font-size="15pt" fo:font-style="italic" style:font-name-asian="Times New Roman1" style:font-size-asian="15pt" style:font-style-asian="italic" style:font-name-complex="Times New Roman1" style:font-size-complex="15pt" style:font-style-complex="italic"/>
    </style:style>
    <style:style style:name="T15" style:family="text">
      <style:text-properties style:font-name="Times New Roman" fo:font-size="15pt" fo:font-style="italic" officeooo:rsid="0019afa6" style:font-name-asian="Times New Roman1" style:font-size-asian="15pt" style:font-style-asian="italic" style:font-name-complex="Times New Roman1" style:font-size-complex="15pt" style:font-style-complex="italic"/>
    </style:style>
    <style:style style:name="T16" style:family="text">
      <style:text-properties style:font-name="Arial" fo:font-size="12pt" fo:language="en" fo:country="US" style:font-name-asian="Times New Roman1" style:font-size-asian="12pt" style:font-size-complex="12pt"/>
    </style:style>
    <style:style style:name="T17" style:family="text">
      <style:text-properties style:font-name="Arial" fo:font-size="12pt" fo:language="en" fo:country="US" officeooo:rsid="0019afa6" style:font-name-asian="Times New Roman1" style:font-size-asian="12pt" style:font-size-complex="12pt"/>
    </style:style>
    <style:style style:name="T18" style:family="text">
      <style:text-properties style:font-name="Arial" fo:font-size="12pt" fo:language="en" fo:country="US" officeooo:rsid="001b2614" style:font-name-asian="Times New Roman1" style:font-size-asian="12pt" style:font-size-complex="12pt"/>
    </style:style>
    <style:style style:name="T19" style:family="text">
      <style:text-properties style:font-name="Arial" fo:font-size="12pt" fo:language="en" fo:country="US" officeooo:rsid="0019afa6" style:font-name-asian="Times New Roman1" style:font-size-asian="12pt" style:language-asian="ru" style:country-asian="RU" style:font-name-complex="Arial1" style:font-size-complex="12pt"/>
    </style:style>
    <style:style style:name="T20" style:family="text">
      <style:text-properties style:font-name="Arial" fo:font-size="12pt" style:font-name-asian="Times New Roman1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page1"/>Министерство образования Республики Беларусь Учреждение образования «Белорусский государственный университет информатики и радиоэлектроники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24">ОТЧЕТ</text:p>
      <text:p text:style-name="P13"/>
      <text:p text:style-name="P20"><text:span text:style-name="T1">Лабораторная работа №</text:span><text:span text:style-name="T6">3</text:span></text:p>
      <text:p text:style-name="P20"><text:span text:style-name="T1">по теме</text:span><text:span text:style-name="T2"> №5 «Интернет площадка услуг по заказу такси у различных владельцев (не Uber)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26">Выполнил:</text:p>
      <text:p text:style-name="P21"><text:span text:style-name="T1"><text:s/></text:span><text:span text:style-name="T5">Василюк</text:span><text:span text:style-name="T1"> </text:span><text:span text:style-name="T4">В.И</text:span><text:span text:style-name="T3">.</text:span></text:p>
      <text:p text:style-name="P26">гр.753502</text:p>
      <text:p text:style-name="P15"/>
      <text:p text:style-name="P27">Проверил:</text:p>
      <text:p text:style-name="P27"><text:s/>Алексеев И.Г.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25">Минск </text:p>
      <text:p text:style-name="P25">БГУИР 2020</text:p>
      <text:p text:style-name="P19"/>
      <text:p text:style-name="P28"><text:span text:style-name="T7">SQL </text:span><text:span text:style-name="T8">Запросы</text:span></text:p>
      <text:list xml:id="list583250592" text:style-name="WWNum4">
        <text:list-item>
          <text:p text:style-name="P35"><text:span text:style-name="T9">Реализовать с использованием триггеров создание </text:span><text:span text:style-name="T10">backup</text:span><text:span text:style-name="T9"> копии для каждого типа операции (</text:span><text:span text:style-name="T10">update</text:span><text:span text:style-name="T9">, </text:span><text:span text:style-name="T10">delete</text:span><text:span text:style-name="T9">) с таблицами учетных записей пользователей.</text:span></text:p>
        </text:list-item>
      </text:list>
      <text:p text:style-name="P3"/>
      <text:list xml:id="list2591558305" text:style-name="WWNum6">
        <text:list-item>
          <text:p text:style-name="P36"><text:span text:style-name="T14">Создаем таблицу, в которой будут храниться </text:span><text:span text:style-name="T13">backup</text:span><text:span text:style-name="T14"> копии для каждого типа операций</text:span></text:p>
        </text:list-item>
      </text:list>
      <text:p text:style-name="P1"/>
      <text:p text:style-name="P2">CREATE TABLE `users_backup` (</text:p>
      <text:p text:style-name="P2"><text:s text:c="2"/>`id` INT(10) UNSIGNED NOT NULL AUTO_INCREMENT,</text:p>
      <text:p text:style-name="P2"><text:s text:c="2"/>`operation_type` enum('UPDATE','DELETE') NOT NULL,</text:p>
      <text:p text:style-name="P2"><text:s text:c="2"/>`user_id` INT(10) UNSIGNED NOT NULL AUTO_INCREMENT,</text:p>
      <text:p text:style-name="P2"><text:s text:c="2"/>`change_date` datetime NOT NULL DEFAULT CURRENT_TIMESTAMP,</text:p>
      <text:p text:style-name="P2"><text:s text:c="2"/>`login` varchar(45) NOT NULL,</text:p>
      <text:p text:style-name="P2"><text:s text:c="2"/>`pwd_hash` varchar(45) NOT NULL,</text:p>
      <text:p text:style-name="P2"><text:s text:c="2"/>`role` enum('Клиент','Водитель','Админ','Провайдер') <text:s/>NOT NULL,</text:p>
      <text:p text:style-name="P2"><text:s text:c="2"/>`status` enum('Active','Blocked') NOT NULL DEFAULT 'Active',</text:p>
      <text:p text:style-name="P2"><text:s text:c="2"/>`block_begin` datetime DEFAULT NULL,</text:p>
      <text:p text:style-name="P2"><text:s text:c="2"/>`block_end` datetime DEFAULT NULL,</text:p>
      <text:p text:style-name="P2"><text:s text:c="2"/>`registration_date` datetime NOT NULL DEFAULT CURRENT_TIMESTAMP,</text:p>
      <text:p text:style-name="P2"><text:s text:c="2"/>`id_name` MEDIUMINT(3) UNSIGNED NOT NULL,</text:p>
      <text:p text:style-name="P2"><text:s text:c="2"/>`id_surname` MEDIUMINT(3) UNSIGNED NOT NULL,</text:p>
      <text:p text:style-name="P2"><text:s text:c="2"/>`id_middlename` MEDIUMINT(3) UNSIGNED NOT NULL,</text:p>
      <text:p text:style-name="P2"><text:s text:c="2"/>`id_passport` MEDIUMINT(3) UNSIGNED NOT NULL,</text:p>
      <text:p text:style-name="P2"><text:s text:c="2"/>PRIMARY KEY (`id`)</text:p>
      <text:p text:style-name="P2">) ENGINE=InnoDB AUTO_INCREMENT=32 DEFAULT CHARSET=utf8</text:p>
      <text:p text:style-name="P2"/>
      <text:list xml:id="list111947885173443" text:continue-list="list583250592" text:style-name="WWNum4">
        <text:list-item>
          <text:list>
            <text:list-item>
              <text:p text:style-name="P30"><text:span text:style-name="T9">Создание </text:span><text:span text:style-name="T10">backup</text:span><text:span text:style-name="T9"> копии для операции </text:span><text:span text:style-name="T12">DELETE</text:span></text:p>
            </text:list-item>
          </text:list>
        </text:list-item>
      </text:list>
      <text:p text:style-name="P5"/>
      <text:list xml:id="list2414768461" text:style-name="WWNum5">
        <text:list-item>
          <text:p text:style-name="P33">Создаём триггер <text:s/></text:p>
        </text:list-item>
      </text:list>
      <text:p text:style-name="P37">CREATE TRIGGER user_back_delete_trigger </text:p>
      <text:p text:style-name="P7"><text:span text:style-name="T16">BEFORE DELETE ON </text:span><text:span text:style-name="T19">sql_taxi</text:span><text:span text:style-name="T16">.users</text:span></text:p>
      <text:p text:style-name="P37">FOR EACH ROW</text:p>
      <text:p text:style-name="P7"><text:span text:style-name="T16">INSERT INTO </text:span><text:span text:style-name="T19">sql_taxi</text:span><text:span text:style-name="T16">.users_backup</text:span></text:p>
      <text:p text:style-name="P7"><text:span text:style-name="T16">(operation_type, user_id, change_date, login, </text:span><text:span text:style-name="T19">pwd_hash</text:span><text:span text:style-name="T16">, role, status, block_begin, block_end, </text:span></text:p>
      <text:p text:style-name="P7"><text:span text:style-name="T16">registration_date, id_name, id_</text:span><text:span text:style-name="T17">sur</text:span><text:span text:style-name="T16">name, id_</text:span><text:span text:style-name="T17">middle</text:span><text:span text:style-name="T16">name, id_p</text:span><text:span text:style-name="T19">assport</text:span><text:span text:style-name="T16">)</text:span></text:p>
      <text:p text:style-name="P37">VALUES</text:p>
      <text:p text:style-name="P8"><text:span text:style-name="T16">('</text:span><text:span text:style-name="T19">DELETE</text:span><text:span text:style-name="T16">', OLD.id, NOW(), OLD.login, OLD.</text:span><text:span text:style-name="T19">pwd_hash</text:span><text:span text:style-name="T16">, <text:s/>OLD.role, OLD.status, OLD.block_begin, OLD.block_end, OLD.registration_date, OLD.id_name, OLD.id_</text:span><text:span text:style-name="T17">sur</text:span><text:span text:style-name="T16">name, OLD.id_</text:span><text:span text:style-name="T17">middle</text:span><text:span text:style-name="T16">name, OLD.id_</text:span><text:span text:style-name="T17">passport</text:span><text:span text:style-name="T16">);</text:span></text:p>
      <text:p text:style-name="P9"/>
      <text:p text:style-name="P22"/>
      <text:list xml:id="list111947129029477" text:continue-list="list111947885173443" text:style-name="WWNum4">
        <text:list-item>
          <text:list>
            <text:list-item>
              <text:p text:style-name="P43"><text:span text:style-name="T9">Создание </text:span><text:span text:style-name="T10">backup</text:span><text:span text:style-name="T9"> копии для операции </text:span><text:span text:style-name="T12">UPDATE</text:span></text:p>
            </text:list-item>
          </text:list>
        </text:list-item>
      </text:list>
      <text:p text:style-name="P5"/>
      <text:list xml:id="list111946265942075" text:continue-list="list2414768461" text:style-name="WWNum5">
        <text:list-item>
          <text:p text:style-name="P33">Создаём триггер</text:p>
        </text:list-item>
      </text:list>
      <text:p text:style-name="P10"/>
      <text:p text:style-name="P7"><text:span text:style-name="T16">CREATE TRIGGER user_back_update_trigger BEFORE UPDATE ON </text:span><text:span text:style-name="T19">sql_taxi</text:span><text:span text:style-name="T16">.users</text:span></text:p>
      <text:p text:style-name="P37">FOR EACH ROW</text:p>
      <text:p text:style-name="P7"><text:span text:style-name="T16">INSERT INTO </text:span><text:span text:style-name="T19">sql_taxi</text:span><text:span text:style-name="T16">.users_backup</text:span></text:p>
      <text:p text:style-name="P8"><text:span text:style-name="T16">(operation_type, user_id, change_date, login, </text:span><text:span text:style-name="T19">pwd_hash</text:span><text:span text:style-name="T16">, role, status, block_begin, block_end, </text:span></text:p>
      <text:p text:style-name="P8"><text:span text:style-name="T16">registration_date, id_name, id_</text:span><text:span text:style-name="T17">sur</text:span><text:span text:style-name="T16">name, id_</text:span><text:span text:style-name="T17">middle</text:span><text:span text:style-name="T16">name, id_p</text:span><text:span text:style-name="T19">assport</text:span><text:span text:style-name="T16">)</text:span></text:p>
      <text:p text:style-name="P38">VALUES</text:p>
      <text:p text:style-name="P8"><text:span text:style-name="T16">('</text:span><text:span text:style-name="T19">UPDATE</text:span><text:span text:style-name="T16">', OLD.id, NOW(), OLD.login, OLD.</text:span><text:span text:style-name="T19">pwd_hash</text:span><text:span text:style-name="T16">, <text:s/>OLD.role, OLD.status, OLD.block_begin, OLD.block_end, OLD.registration_date, OLD.id_name, OLD.id_</text:span><text:span text:style-name="T17">sur</text:span><text:span text:style-name="T16">name, OLD.id_</text:span><text:span text:style-name="T17">middle</text:span><text:span text:style-name="T16">name, OLD.id_</text:span><text:span text:style-name="T17">passport</text:span><text:span text:style-name="T16">);</text:span></text:p>
      <text:p text:style-name="P9"/>
      <text:list xml:id="list111946042505526" text:continue-list="list111947129029477" text:style-name="WWNum4">
        <text:list-item>
          <text:p text:style-name="P34">Реализовать восстановление backup копии для каждого типа операции (update, delete) с таблицами учетных записей пользователей с учетом необходимых блокировок.</text:p>
        </text:list-item>
      </text:list>
      <text:p text:style-name="P4"/>
      <text:list xml:id="list1105669415" text:style-name="WWNum7">
        <text:list-item>
          <text:p text:style-name="P32"><text:span text:style-name="T14">Получаем информацию о последней операции из таблицы </text:span><text:span text:style-name="T13">c</text:span><text:span text:style-name="T14"> </text:span><text:span text:style-name="T13">backup</text:span><text:span text:style-name="T14"> копиями</text:span></text:p>
        </text:list-item>
      </text:list>
      <text:p text:style-name="P10"/>
      <text:p text:style-name="P7"><text:span text:style-name="T16">SELECT </text:span><text:span text:style-name="T20">*</text:span><text:span text:style-name="T16"> FROM users_backup</text:span></text:p>
      <text:p text:style-name="P37">ORDER BY change_date DESC</text:p>
      <text:p text:style-name="P7"><text:span text:style-name="T19">LIMIT</text:span><text:span text:style-name="T16"> 1;</text:span></text:p>
      <text:p text:style-name="P18"><text:bookmark text:name="_Hlk36749226"/></text:p>
      <text:list xml:id="list111946676805455" text:continue-list="list111946042505526" text:style-name="WWNum4">
        <text:list-item>
          <text:list>
            <text:list-item>
              <text:p text:style-name="P30"><text:span text:style-name="T9">Восстановление </text:span><text:span text:style-name="T10">backup</text:span><text:span text:style-name="T9"> копии операции типа </text:span><text:span text:style-name="T10">UPDATE</text:span></text:p>
            </text:list-item>
          </text:list>
        </text:list-item>
      </text:list>
      <text:p text:style-name="P5"/>
      <text:list xml:id="list111947782683907" text:continue-list="list111946265942075" text:style-name="WWNum5">
        <text:list-header>
          <text:p text:style-name="P33">-- Блокируем таблицы</text:p>
        </text:list-header>
      </text:list>
      <text:p text:style-name="P39">START TRANSACTION;</text:p>
      <text:p text:style-name="P37">LOCK TABLE users WRITE, users_backup READ;</text:p>
      <text:list xml:id="list111947387149683" text:continue-numbering="true" text:style-name="WWNum5">
        <text:list-header>
          <text:p text:style-name="P31"><text:span text:style-name="T11">--</text:span><text:span text:style-name="T10"> </text:span><text:span text:style-name="T14">Восстанавливаем учетную запись пользователя <text:s/></text:span></text:p>
        </text:list-header>
      </text:list>
      <text:p text:style-name="P7"><text:span text:style-name="T16">UPDATE </text:span><text:span text:style-name="T19">Person</text:span><text:span text:style-name="T16"> SET </text:span></text:p>
      <text:p text:style-name="P7"><text:span text:style-name="T19">pwd_hash</text:span><text:span text:style-name="T16"> = '{*}', role = '{*}',</text:span></text:p>
      <text:p text:style-name="P37">status = '{*}', block_begin = '{*}',</text:p>
      <text:p text:style-name="P37">block_end = '{*}', id_name = {*},</text:p>
      <text:p text:style-name="P7"><text:span text:style-name="T16">id_</text:span><text:span text:style-name="T17">sur</text:span><text:span text:style-name="T16">name = {*}, id_</text:span><text:span text:style-name="T17">middle</text:span><text:span text:style-name="T16">name = {*},</text:span></text:p>
      <text:p text:style-name="P7"><text:span text:style-name="T16">id_</text:span><text:span text:style-name="T17">passport</text:span><text:span text:style-name="T16"> = {*}</text:span></text:p>
      <text:p text:style-name="P37">WHERE id = '{*}'</text:p>
      <text:p text:style-name="P22"/>
      <text:list xml:id="list111947609734349" text:continue-numbering="true" text:style-name="WWNum5">
        <text:list-header>
          <text:p text:style-name="P44"><text:span text:style-name="T9">-- </text:span><text:span text:style-name="T14">Удаляем данные, которые запи</text:span><text:span text:style-name="T15">са</text:span><text:span text:style-name="T14">лись в таблицу </text:span><text:span text:style-name="T13">backup</text:span><text:span text:style-name="T14"> <text:line-break/>-- копий, при восстановления учетной записи ранее</text:span></text:p>
        </text:list-header>
      </text:list>
      <text:p text:style-name="P7"><text:span text:style-name="T16">DELETE FROM </text:span><text:span text:style-name="T19">users</text:span><text:span text:style-name="T16">_backup</text:span></text:p>
      <text:p text:style-name="P37">WHERE user_id = {*}</text:p>
      <text:p text:style-name="P38">ORDER BY change_date DESC </text:p>
      <text:p text:style-name="P8"><text:span text:style-name="T19">LIMIT</text:span><text:span text:style-name="T16"> 1</text:span></text:p>
      <text:p text:style-name="P9"/>
      <text:list xml:id="list111946990364955" text:continue-numbering="true" text:style-name="WWNum5">
        <text:list-header>
          <text:p text:style-name="P33">-- Разблокируем таблицы</text:p>
        </text:list-header>
      </text:list>
      <text:p text:style-name="P40">UNLOCK TABLES;</text:p>
      <text:p text:style-name="P41">COMMIT;</text:p>
      <text:p text:style-name="P5"/>
      <text:list xml:id="list111947765872525" text:continue-list="list111946676805455" text:style-name="WWNum4">
        <text:list-item>
          <text:list>
            <text:list-item>
              <text:p text:style-name="P30"><text:span text:style-name="T9">Восстановление backup копии операции типа </text:span><text:span text:style-name="T10">DELETE</text:span></text:p>
            </text:list-item>
          </text:list>
        </text:list-item>
      </text:list>
      <text:p text:style-name="P5"/>
      <text:list xml:id="list111946944312493" text:continue-list="list111946990364955" text:style-name="WWNum5">
        <text:list-header>
          <text:p text:style-name="P33">-- Блокируем таблицы</text:p>
        </text:list-header>
      </text:list>
      <text:p text:style-name="P39">START TRANSACTION;</text:p>
      <text:p text:style-name="P42"><text:span text:style-name="T20">LOCK TABLE users WRITE, users_backup READ;</text:span></text:p>
      <text:list xml:id="list111947018222752" text:continue-numbering="true" text:style-name="WWNum5">
        <text:list-header>
          <text:p text:style-name="P31"><text:span text:style-name="T10">-- </text:span><text:span text:style-name="T14">Восстанавливаем учетную запись пользователя <text:s/></text:span></text:p>
        </text:list-header>
      </text:list>
      <text:p text:style-name="P7"><text:span text:style-name="T16">INSERT INTO </text:span><text:span text:style-name="T19">Person</text:span><text:span text:style-name="T16">(id, login, </text:span><text:span text:style-name="T19">pwd_hash</text:span><text:span text:style-name="T16">, status, role, block_begin, block_end, registration_date, id_name, id_</text:span><text:span text:style-name="T17">sur</text:span><text:span text:style-name="T16">name, id_</text:span><text:span text:style-name="T17">middle</text:span><text:span text:style-name="T16">name, id_passport)</text:span></text:p>
      <text:p text:style-name="P37">VALUES </text:p>
      <text:p text:style-name="P37">({*}, '{*}', '{*}', '{*}', '{*}', '{*}', '{*}', '{*}', {*}, {*}, {*}, {*});</text:p>
      <text:list xml:id="list111946147201965" text:continue-numbering="true" text:style-name="WWNum5">
        <text:list-header>
          <text:p text:style-name="P33">-- Разблокируем таблицы</text:p>
        </text:list-header>
      </text:list>
      <text:p text:style-name="P40">UNLOCK TABLES;</text:p>
      <text:list xml:id="list111947497019812" text:continue-list="list1105669415" text:style-name="WWNum7">
        <text:list-header>
          <text:p text:style-name="P32"><text:span text:style-name="T14">-- Удаляем из </text:span><text:span text:style-name="T13">backup</text:span><text:span text:style-name="T14"> данные, которые восстановили</text:span></text:p>
        </text:list-header>
      </text:list>
      <text:p text:style-name="P6"><text:span text:style-name="T16"><text:s text:c="5"/>DELETE FROM </text:span><text:span text:style-name="T19">users</text:span><text:span text:style-name="T16">_backup WHERE id = {*}</text:span></text:p>
      <text:p text:style-name="P6"><text:span text:style-name="T16"><text:s text:c="5"/></text:span><text:span text:style-name="T18">COMMIT;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5pt" fo:font-weight="bold" style:font-weight-asian="bold" style:font-weight-complex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5pt" fo:font-style="italic" fo:font-weight="bold" style:font-style-asian="italic" style:font-weight-asian="bold" style:font-style-complex="italic" style:font-weight-complex="bold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3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87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5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3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8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7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032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30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7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42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11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8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52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92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032cm"/>
        </style:list-level-properties>
        <style:text-properties style:font-name="Wingding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30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7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42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11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8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52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92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7cm" fo:margin-bottom="1.596cm" fo:margin-left="2.54cm" fo:margin-right="1.95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Соловьёв Денис</meta:initial-creator>
    <meta:editing-cycles>7</meta:editing-cycles>
    <meta:creation-date>2020-02-14T12:40:00</meta:creation-date>
    <dc:date>2020-05-29T11:19:45.743350644</dc:date>
    <meta:editing-duration>PT2H10M4S</meta:editing-duration>
    <meta:generator>LibreOffice/6.3.3.2$Linux_X86_64 LibreOffice_project/30$Build-2</meta:generator>
    <meta:document-statistic meta:table-count="0" meta:image-count="0" meta:object-count="0" meta:page-count="4" meta:paragraph-count="89" meta:word-count="474" meta:character-count="3912" meta:non-whitespace-character-count="34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